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72.71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29.46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98.0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2bd0d2" style:text-align-source="fix" style:repeat-content="false" fo:border="0.74pt solid #000000" style:vertical-align="middle"/>
      <style:paragraph-properties fo:text-align="center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7fff00" style:text-align-source="fix" style:repeat-content="false" fo:border="0.74pt solid #000000" style:vertical-align="middle"/>
      <style:paragraph-properties fo:text-align="center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1feff" style:text-align-source="fix" style:repeat-content="false" fo:border="0.74pt solid #000000" style:vertical-align="middle"/>
      <style:paragraph-properties fo:text-align="center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1feff"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6fdc7e" style:text-align-source="fix" style:repeat-content="false" fo:border="0.74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ackground-color="#7fff00" style:text-align-source="fix" style:repeat-content="false" fo:border="0.74pt solid #000000" style:vertical-align="middle"/>
      <style:paragraph-properties fo:text-align="center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ackground-color="#7fff00"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c1feff"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ackground-color="#c1feff" style:text-align-source="fix" style:repeat-content="false" fo:border="0.74pt solid #000000" style:vertical-align="middle"/>
      <style:paragraph-properties fo:text-align="center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ackground-color="#c1feff"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9f4c1" style:text-align-source="fix" style:repeat-content="false" fo:border="0.74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2bd0d2" style:text-align-source="fix" style:repeat-content="false" fo:border="0.74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7fff00" style:text-align-source="fix" style:repeat-content="false" fo:border="0.74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c1feff" style:text-align-source="fix" style:repeat-content="false" fo:border="0.74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1feff" style:text-align-source="fix" style:repeat-content="false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3" table:default-cell-style-name="ce8"/>
        <table:table-column table:style-name="co7" table:default-cell-style-name="ce8"/>
        <table:table-column table:style-name="co8" table:number-columns-repeated="1016" table:default-cell-style-name="ce8"/>
        <table:table-row table:style-name="ro1">
          <table:table-cell office:value-type="string" calcext:value-type="string">
            <text:p>status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string" calcext:value-type="string">
            <text:p>obudowa</text:p>
          </table:table-cell>
          <table:table-cell table:style-name="ce2" office:value-type="string" calcext:value-type="string">
            <text:p>ilość potrzebna</text:p>
          </table:table-cell>
          <table:table-cell table:style-name="ce2" office:value-type="string" calcext:value-type="string">
            <text:p>ilość zamawiana</text:p>
          </table:table-cell>
          <table:table-cell table:style-name="ce2" office:value-type="string" calcext:value-type="string">
            <text:p>cena całkowita</text:p>
          </table:table-cell>
          <table:table-cell table:style-name="ce2" office:value-type="string" calcext:value-type="string">
            <text:p>cena wysyłki</text:p>
          </table:table-cell>
          <table:table-cell table:style-name="ce15" office:value-type="string" calcext:value-type="string">
            <text:p>link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string" calcext:value-type="string">
            <text:p>goldpin męskie listwa</text:p>
          </table:table-cell>
          <table:table-cell table:style-name="ce9"/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6"/>
          <table:table-cell table:style-name="ce18" table:number-columns-repeated="1016"/>
        </table:table-row>
        <table:table-row table:style-name="ro1">
          <table:table-cell table:style-name="ce1"/>
          <table:table-cell table:style-name="ce3" office:value-type="string" calcext:value-type="string">
            <text:p>przycisk omron</text:p>
          </table:table-cell>
          <table:table-cell table:style-name="ce10" office:value-type="string" calcext:value-type="string">
            <text:p>B3F-10XX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6"/>
          <table:table-cell table:style-name="ce18"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kondensator 470uF</text:p>
          </table:table-cell>
          <table:table-cell table:style-name="ce11" office:value-type="string" calcext:value-type="string">
            <text:p>08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.74" calcext:value-type="float">
            <text:p>2,74</text:p>
          </table:table-cell>
          <table:table-cell table:style-name="ce4" office:value-type="float" office:value="0" calcext:value-type="float" table:number-columns-spanned="1" table:number-rows-spanned="15">
            <text:p>0</text:p>
          </table:table-cell>
          <table:table-cell table:style-name="ce17" office:value-type="string" calcext:value-type="string">
            <text:p><text:a xlink:href="https://www.aliexpress.com/item/6pcs-lot-16V-470uf-SMD-Aluminum-Electrolytic-Capacitors-size-8-10-5-470uf-16V/32838956982.html?ws_ab_test=searchweb0_0,searchweb201602_4_10065_10344_10068_10342_10343_10340_10341_10084_10083_10618_10304_10307_10301_5722316_10313_10059_10534_100031_10103_441_10624_442_10623_10622_10621_10620_10142,searchweb201603_37,ppcSwitch_5&amp;algo_expid=3d5c7b60-fbc5-4a9f-9bb4-ab8f17ef62f7-1&amp;algo_pvid=3d5c7b60-fbc5-4a9f-9bb4-ab8f17ef62f7&amp;priceBeautifyAB=0" xlink:type="simple">https://www.aliexpress.com/item/6pcs-lot-16V-470uf-SMD-Aluminum-Electrolytic-Capacitors-size-8-10-5-470uf-16V/32838956982.html?ws_ab_test=searchweb0_0,searchweb201602_4_10065_10344_10068_10342_10343_10340_10341_10084_10083_10618_10304_10307_10301_5722316_10313_10059_10534_100031_10103_441_10624_442_10623_10622_10621_10620_10142,searchweb201603_37,ppcSwitch_5&amp;algo_expid=3d5c7b60-fbc5-4a9f-9bb4-ab8f17ef62f7-1&amp;algo_pvid=3d5c7b60-fbc5-4a9f-9bb4-ab8f17ef62f7&amp;priceBeautifyAB=0</text:a>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kondensator 100nF</text:p>
          </table:table-cell>
          <table:table-cell table:style-name="ce11" office:value-type="string" calcext:value-type="string">
            <text:p>080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04" calcext:value-type="float">
            <text:p>4,04</text:p>
          </table:table-cell>
          <table:covered-table-cell table:style-name="ce4"/>
          <table:table-cell table:style-name="ce17" office:value-type="string" calcext:value-type="string">
            <text:p><text:a xlink:href="https://www.aliexpress.com/item/500pcs-100nF-X7R-Error-10-50V-0805-SMD-Thick-Film-Chip-Multilayer-Ceramic-Capacitor-free-shipping/32812155708.html?ws_ab_test=searchweb0_0,searchweb201602_4_10065_10344_10068_10342_10343_10340_10341_10084_10083_10618_10304_10307_10301_5722316_10313_10059_10534_100031_10103_441_10624_442_10623_10622_10621_10620_10142,searchweb201603_37,ppcSwitch_5&amp;algo_expid=4929bc05-3be8-41c3-a959-5e8a56a6356f-1&amp;algo_pvid=4929bc05-3be8-41c3-a959-5e8a56a6356f&amp;priceBeautifyAB=0" xlink:type="simple">https://www.aliexpress.com/item/500pcs-100nF-X7R-Error-10-50V-0805-SMD-Thick-Film-Chip-Multilayer-Ceramic-Capacitor-free-shipping/32812155708.html?ws_ab_test=searchweb0_0,searchweb201602_4_10065_10344_10068_10342_10343_10340_10341_10084_10083_10618_10304_10307_10301_5722316_10313_10059_10534_100031_10103_441_10624_442_10623_10622_10621_10620_10142,searchweb201603_37,ppcSwitch_5&amp;algo_expid=4929bc05-3be8-41c3-a959-5e8a56a6356f-1&amp;algo_pvid=4929bc05-3be8-41c3-a959-5e8a56a6356f&amp;priceBeautifyAB=0</text:a>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dławik 10uH</text:p>
          </table:table-cell>
          <table:table-cell table:style-name="ce12" office:value-type="float" office:value="1210" calcext:value-type="float">
            <text:p>12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2.68" calcext:value-type="float">
            <text:p>12,68</text:p>
          </table:table-cell>
          <table:covered-table-cell table:style-name="ce4"/>
          <table:table-cell table:style-name="ce17" office:value-type="string" calcext:value-type="string">
            <text:p><text:a xlink:href="https://www.aliexpress.com/item/50pcs-lot-SMD-Inductor-1210-1UH-10UH-15UH-22UH-47UH-100UH-SMD-Chip-Inductors-Free-Shipping/32849482515.html?ws_ab_test=searchweb0_0,searchweb201602_4_10065_10344_10068_10342_10343_10340_10341_10084_10083_10618_10304_10307_10301_5722316_10313_10059_10534_100031_10103_441_10624_442_10623_10622_10621_10620_10142,searchweb201603_37,ppcSwitch_5&amp;algo_expid=68173cfc-5a26-4b12-bc9a-3707a126b793-1&amp;algo_pvid=68173cfc-5a26-4b12-bc9a-3707a126b793&amp;priceBeautifyAB=0" xlink:type="simple">https://www.aliexpress.com/item/50pcs-lot-SMD-Inductor-1210-1UH-10UH-15UH-22UH-47UH-100UH-SMD-Chip-Inductors-Free-Shipping/32849482515.html?ws_ab_test=searchweb0_0,searchweb201602_4_10065_10344_10068_10342_10343_10340_10341_10084_10083_10618_10304_10307_10301_5722316_10313_10059_10534_100031_10103_441_10624_442_10623_10622_10621_10620_10142,searchweb201603_37,ppcSwitch_5&amp;algo_expid=68173cfc-5a26-4b12-bc9a-3707a126b793-1&amp;algo_pvid=68173cfc-5a26-4b12-bc9a-3707a126b793&amp;priceBeautifyAB=0</text:a>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LED</text:p>
          </table:table-cell>
          <table:table-cell table:style-name="ce12" office:value-type="float" office:value="1206" calcext:value-type="float">
            <text:p>12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.29" calcext:value-type="float">
            <text:p>2,29</text:p>
          </table:table-cell>
          <table:covered-table-cell table:style-name="ce4"/>
          <table:table-cell table:style-name="ce17" office:value-type="string" calcext:value-type="string">
            <text:p><text:a xlink:href="https://www.aliexpress.com/item/100PCS-SMD-1206-Green-Led-1206-SMD-LED-Green-super-bright-1206-light-emitting-diodes-520/32676915682.html?ws_ab_test=searchweb0_0,searchweb201602_4_10065_10344_10068_10342_10343_10340_10341_10084_10083_10618_10304_10307_10301_5722316_10313_10059_10534_100031_10103_441_10624_442_10623_10622_10621_10620_10142,searchweb201603_37,ppcSwitch_5&amp;algo_expid=b20240ea-04c8-4507-a242-afba215cc56a-1&amp;algo_pvid=b20240ea-04c8-4507-a242-afba215cc56a&amp;priceBeautifyAB=0" xlink:type="simple">https://www.aliexpress.com/item/100PCS-SMD-1206-Green-Led-1206-SMD-LED-Green-super-bright-1206-light-emitting-diodes-520/32676915682.html?ws_ab_test=searchweb0_0,searchweb201602_4_10065_10344_10068_10342_10343_10340_10341_10084_10083_10618_10304_10307_10301_5722316_10313_10059_10534_100031_10103_441_10624_442_10623_10622_10621_10620_10142,searchweb201603_37,ppcSwitch_5&amp;algo_expid=b20240ea-04c8-4507-a242-afba215cc56a-1&amp;algo_pvid=b20240ea-04c8-4507-a242-afba215cc56a&amp;priceBeautifyAB=0</text:a>\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rezystor 100R</text:p>
          </table:table-cell>
          <table:table-cell table:style-name="ce11" office:value-type="string" calcext:value-type="string">
            <text:p>040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 table:number-columns-spanned="1" table:number-rows-spanned="3">
            <text:p>Duży</text:p>
            <text:p>Zestaw</text:p>
          </table:table-cell>
          <table:table-cell table:style-name="ce4" office:value-type="float" office:value="12.99" calcext:value-type="float" table:number-columns-spanned="1" table:number-rows-spanned="3">
            <text:p>12,99</text:p>
          </table:table-cell>
          <table:covered-table-cell table:style-name="ce4" office:value-type="float" office:value="0" calcext:value-type="float">
            <text:p>0</text:p>
          </table:covered-table-cell>
          <table:table-cell table:style-name="ce17" office:value-type="string" calcext:value-type="string" table:number-columns-spanned="1" table:number-rows-spanned="3">
            <text:p><text:a xlink:href="https://pl.aliexpress.com/item/Free-Shipping-0402-SMD-Resistor-2000Pcs-Total-80Values-Each-25pcs-Resistor-Kit/853088495.html?spm=a2g17.search0104.3.23.Ve5ncN&amp;ws_ab_test=searchweb0_0,searchweb201602_4_10152_5000015_10151_10065_10344_10068_10345_10342_10343_10340_10341_5130015_10541_10084_10083_10304_10307_10301_10539_5080015_10312_10313_10059_10314_10534_100031_10604_10603_10103_10605_5060015_10596_10142_10107,searchweb201603_25,ppcSwitch_5&amp;algo_expid=67b11936-1c87-45cf-92e1-c8d3d29dd93c-3&amp;algo_pvid=67b11936-1c87-45cf-92e1-c8d3d29dd93c&amp;rmStoreLevelAB=5" xlink:type="simple">https://pl.aliexpress.com/item/Free-Shipping-0402-SMD-Resistor-2000Pcs-Total-80Values-Each-25pcs-Resistor-Kit/853088495.html?spm=a2g17.search0104.3.23.Ve5ncN&amp;ws_ab_test=searchweb0_0,searchweb201602_4_10152_5000015_10151_10065_10344_10068_10345_10342_10343_10340_10341_5130015_10541_10084_10083_10304_10307_10301_10539_5080015_10312_10313_10059_10314_10534_100031_10604_10603_10103_10605_5060015_10596_10142_10107,searchweb201603_25,ppcSwitch_5&amp;algo_expid=67b11936-1c87-45cf-92e1-c8d3d29dd93c-3&amp;algo_pvid=67b11936-1c87-45cf-92e1-c8d3d29dd93c&amp;rmStoreLevelAB=5</text:a>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rezystor 100K</text:p>
          </table:table-cell>
          <table:table-cell table:style-name="ce12" office:value-type="string" calcext:value-type="string">
            <text:p>0402</text:p>
          </table:table-cell>
          <table:table-cell table:style-name="ce4" office:value-type="float" office:value="6" calcext:value-type="float">
            <text:p>6</text:p>
          </table:table-cell>
          <table:covered-table-cell table:number-columns-repeated="3" table:style-name="ce4"/>
          <table:covered-table-cell table:style-name="ce17"/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rezystor 470R</text:p>
          </table:table-cell>
          <table:table-cell table:style-name="ce12" office:value-type="string" calcext:value-type="string">
            <text:p>0402</text:p>
          </table:table-cell>
          <table:table-cell table:style-name="ce4" office:value-type="float" office:value="1" calcext:value-type="float">
            <text:p>1</text:p>
          </table:table-cell>
          <table:covered-table-cell table:number-columns-repeated="3" table:style-name="ce4"/>
          <table:covered-table-cell table:style-name="ce17"/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rezystor 1R</text:p>
          </table:table-cell>
          <table:table-cell table:style-name="ce11" office:value-type="string" calcext:value-type="string">
            <text:p>251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.25" calcext:value-type="float">
            <text:p>3,25</text:p>
          </table:table-cell>
          <table:covered-table-cell table:style-name="ce4" office:value-type="float" office:value="0" calcext:value-type="float">
            <text:p>0</text:p>
          </table:covered-table-cell>
          <table:table-cell table:style-name="ce17" office:value-type="string" calcext:value-type="string">
            <text:p><text:a xlink:href="https://pl.aliexpress.com/item/100PCS-2512-SMD-Resistor-5-1-ohm-1W-1R/32806716262.html?spm=a2g17.search0104.3.1.BInfe2&amp;ws_ab_test=searchweb0_0,searchweb201602_4_10152_10065_10151_10068_10344_10345_10342_10343_10340_10341_10541_10304_10307_5670020_10301_10060_10155_10154_10056_10055_10539_10537_10536_10059_10534_10533_100031_10103_10102_10142_10107_10171_10562_10084_10563_10083_10561_10566_5740016_10564_10565_5650020_10312_10313_10314_5660020_10550_10073_10551_10552_10553_10554_10557-10552_10551_10553,searchweb201603_2,ppcSwitch_5&amp;btsid=bc01bdf4-560d-4614-b98d-5d24a7ef7502&amp;algo_expid=5fb5bc03-92d2-492b-bfcf-32fdf4b73610-0&amp;algo_pvid=5fb5bc03-92d2-492b-bfcf-32fdf4b73610" xlink:type="simple">https://pl.aliexpress.com/item/100PCS-2512-SMD-Resistor-5-1-ohm-1W-1R/32806716262.html?spm=a2g17.search0104.3.1.BInfe2&amp;ws_ab_test=searchweb0_0,searchweb201602_4_10152_10065_10151_10068_10344_10345_10342_10343_10340_10341_10541_10304_10307_5670020_10301_10060_10155_10154_10056_10055_10539_10537_10536_10059_10534_10533_100031_10103_10102_10142_10107_10171_10562_10084_10563_10083_10561_10566_5740016_10564_10565_5650020_10312_10313_10314_5660020_10550_10073_10551_10552_10553_10554_10557-10552_10551_10553,searchweb201603_2,ppcSwitch_5&amp;btsid=bc01bdf4-560d-4614-b98d-5d24a7ef7502&amp;algo_expid=5fb5bc03-92d2-492b-bfcf-32fdf4b73610-0&amp;algo_pvid=5fb5bc03-92d2-492b-bfcf-32fdf4b73610</text:a>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gniazdo programowania ISP</text:p>
          </table:table-cell>
          <table:table-cell table:style-name="ce11" office:value-type="string" calcext:value-type="string">
            <text:p>ML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.93" calcext:value-type="float">
            <text:p>3,93</text:p>
          </table:table-cell>
          <table:covered-table-cell table:style-name="ce4" office:value-type="float" office:value="0" calcext:value-type="float">
            <text:p>0</text:p>
          </table:covered-table-cell>
          <table:table-cell table:style-name="ce17" office:value-type="string" calcext:value-type="string">
            <text:p><text:a xlink:href="https://pl.aliexpress.com/item/10PCS-LOT-DC3-10P-JTAG-ISP-socket-straight-IDC-Box-headers-connector-10Pins-2x5-2-54mm/32694095768.html?spm=a2g17.search0104.3.8.usxhwP&amp;ws_ab_test=searchweb0_0,searchweb201602_4_10152_5000015_10151_10065_10344_10068_10345_10342_10343_10340_10341_5130015_10541_10084_10083_10304_10307_10301_10539_5080015_10312_10313_10059_10314_10534_100031_10604_10603_10103_10605_5060015_10596_10142_10107,searchweb201603_25,ppcSwitch_5&amp;algo_expid=ae1df1fa-08d9-47d4-a97b-5dfe6a5c0fe0-1&amp;algo_pvid=ae1df1fa-08d9-47d4-a97b-5dfe6a5c0fe0&amp;rmStoreLevelAB=5" xlink:type="simple">https://pl.aliexpress.com/item/10PCS-LOT-DC3-10P-JTAG-ISP-socket-straight-IDC-Box-headers-connector-10Pins-2x5-2-54mm/32694095768.html?spm=a2g17.search0104.3.8.usxhwP&amp;ws_ab_test=searchweb0_0,searchweb201602_4_10152_5000015_10151_10065_10344_10068_10345_10342_10343_10340_10341_5130015_10541_10084_10083_10304_10307_10301_10539_5080015_10312_10313_10059_10314_10534_100031_10604_10603_10103_10605_5060015_10596_10142_10107,searchweb201603_25,ppcSwitch_5&amp;algo_expid=ae1df1fa-08d9-47d4-a97b-5dfe6a5c0fe0-1&amp;algo_pvid=ae1df1fa-08d9-47d4-a97b-5dfe6a5c0fe0&amp;rmStoreLevelAB=5</text:a>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Mostek H podwójny L298</text:p>
          </table:table-cell>
          <table:table-cell table:style-name="ce11" office:value-type="string" calcext:value-type="string">
            <text:p>SO20POW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2.64" calcext:value-type="float">
            <text:p>42,64</text:p>
          </table:table-cell>
          <table:covered-table-cell table:style-name="ce4" office:value-type="float" office:value="0" calcext:value-type="float">
            <text:p>0</text:p>
          </table:covered-table-cell>
          <table:table-cell table:style-name="ce17" office:value-type="string" calcext:value-type="string">
            <text:p><text:a xlink:href="https://pl.aliexpress.com/item/Free-Shipping-L298P-L298-STM-SOP20/32289662084.html?spm=a2g17.search0104.3.53.1KQqsZ&amp;ws_ab_test=searchweb0_0,searchweb201602_4_10152_10065_10151_10068_10344_10345_10342_10343_10340_10341_10541_10304_10307_5670020_10301_10060_10155_10154_10056_10055_10539_10537_10536_10059_10534_10533_100031_10103_10102_10142_10107_10171_10562_10084_10563_10083_10561_10566_5740016_10564_10565_5650020_10312_10313_10314_5660020_10550_10073_10551_10552_10553_10554_10557,searchweb201603_2,ppcSwitch_5&amp;btsid=a721b1e9-77df-4330-8d62-3bae37c8c7e9&amp;algo_expid=c26be24f-620d-46b1-b862-d957b42fa5c2-7&amp;algo_pvid=c26be24f-620d-46b1-b862-d957b42fa5c2" xlink:type="simple">https://pl.aliexpress.com/item/Free-Shipping-L298P-L298-STM-SOP20/32289662084.html?spm=a2g17.search0104.3.53.1KQqsZ&amp;ws_ab_test=searchweb0_0,searchweb201602_4_10152_10065_10151_10068_10344_10345_10342_10343_10340_10341_10541_10304_10307_5670020_10301_10060_10155_10154_10056_10055_10539_10537_10536_10059_10534_10533_100031_10103_10102_10142_10107_10171_10562_10084_10563_10083_10561_10566_5740016_10564_10565_5650020_10312_10313_10314_5660020_10550_10073_10551_10552_10553_10554_10557,searchweb201603_2,ppcSwitch_5&amp;btsid=a721b1e9-77df-4330-8d62-3bae37c8c7e9&amp;algo_expid=c26be24f-620d-46b1-b862-d957b42fa5c2-7&amp;algo_pvid=c26be24f-620d-46b1-b862-d957b42fa5c2</text:a></text:p>
          </table:table-cell>
          <table:table-cell table:style-name="ce19"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optotranzystor odbiciowy <text:span text:style-name="T1">QRE1113GR</text:span></text:p>
          </table:table-cell>
          <table:table-cell table:style-name="ce13" office:value-type="string" calcext:value-type="string">
            <text:p>4LEADSMD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92" calcext:value-type="float">
            <text:p>9,92</text:p>
          </table:table-cell>
          <table:covered-table-cell table:style-name="ce4" office:value-type="float" office:value="0" calcext:value-type="float">
            <text:p>0</text:p>
          </table:covered-table-cell>
          <table:table-cell table:style-name="ce17" office:value-type="string" calcext:value-type="string">
            <text:p><text:a xlink:href="https://pl.aliexpress.com/item/10pcs-lot-QRE1113GR-SMD-original-authentic/32645409236.html?spm=a2g17.search0104.3.8.MtZTAf&amp;ws_ab_test=searchweb0_0,searchweb201602_4_10152_5000015_10151_10065_10344_10068_10345_10342_10343_10340_10341_5130015_10541_10084_10083_10304_10307_10301_10539_5080015_10312_10313_10059_10314_10534_100031_10604_10603_10103_10605_5060015_10596_10142_10107,searchweb201603_25,ppcSwitch_5&amp;algo_expid=a663618e-a852-4edd-b05d-6156f41ee33a-1&amp;algo_pvid=a663618e-a852-4edd-b05d-6156f41ee33a&amp;rmStoreLevelAB=5" xlink:type="simple">https://pl.aliexpress.com/item/10pcs-lot-QRE1113GR-SMD-original-authentic/32645409236.html?spm=a2g17.search0104.3.8.MtZTAf&amp;ws_ab_test=searchweb0_0,searchweb201602_4_10152_5000015_10151_10065_10344_10068_10345_10342_10343_10340_10341_5130015_10541_10084_10083_10304_10307_10301_10539_5080015_10312_10313_10059_10314_10534_100031_10604_10603_10103_10605_5060015_10596_10142_10107,searchweb201603_25,ppcSwitch_5&amp;algo_expid=a663618e-a852-4edd-b05d-6156f41ee33a-1&amp;algo_pvid=a663618e-a852-4edd-b05d-6156f41ee33a&amp;rmStoreLevelAB=5</text:a>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dioda schottky’ego</text:p>
          </table:table-cell>
          <table:table-cell table:style-name="ce12" office:value-type="string" calcext:value-type="string">
            <text:p>SMB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62" calcext:value-type="float">
            <text:p>4,62</text:p>
          </table:table-cell>
          <table:covered-table-cell table:style-name="ce4" office:value-type="float" office:value="0" calcext:value-type="float">
            <text:p>0</text:p>
          </table:covered-table-cell>
          <table:table-cell table:style-name="ce17" office:value-type="string" calcext:value-type="string">
            <text:p><text:a xlink:href="https://pl.aliexpress.com/item/Free-shipping-100pcs-lot-SCHOTTKY-DIODE-SS24-2A-40V-SMA-DO-214AC-SMD/32628687046.html?spm=a2g17.search0104.3.2.igQhPh&amp;ws_ab_test=searchweb0_0,searchweb201602_4_10152_10065_10151_10068_10344_10345_10342_10343_10340_10341_10541_10304_10307_10301_10060_10155_10154_10056_10055_10539_10537_10536_10059_10534_10533_100031_10103_10102_5670015_10142_10107_5660015_10171_10562_10084_10563_10083_10561_10566_5740016_10564_10565_10312_10313_10314_5650015_10550_10073_10551_10552_10553_10554_10557-10152_10151,searchweb201603_2,ppcSwitch_5&amp;btsid=8460e717-bbca-43b4-8256-66a12993f0c5&amp;algo_expid=f53ecb22-171f-48d8-b4e6-f760c1611643-0&amp;algo_pvid=f53ecb22-171f-48d8-b4e6-f760c1611643" xlink:type="simple">https://pl.aliexpress.com/item/Free-shipping-100pcs-lot-SCHOTTKY-DIODE-SS24-2A-40V-SMA-DO-214AC-SMD/32628687046.html?spm=a2g17.search0104.3.2.igQhPh&amp;ws_ab_test=searchweb0_0,searchweb201602_4_10152_10065_10151_10068_10344_10345_10342_10343_10340_10341_10541_10304_10307_10301_10060_10155_10154_10056_10055_10539_10537_10536_10059_10534_10533_100031_10103_10102_5670015_10142_10107_5660015_10171_10562_10084_10563_10083_10561_10566_5740016_10564_10565_10312_10313_10314_5650015_10550_10073_10551_10552_10553_10554_10557-10152_10151,searchweb201603_2,ppcSwitch_5&amp;btsid=8460e717-bbca-43b4-8256-66a12993f0c5&amp;algo_expid=f53ecb22-171f-48d8-b4e6-f760c1611643-0&amp;algo_pvid=f53ecb22-171f-48d8-b4e6-f760c1611643</text:a>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silnik pololu z przekladnia, 12V 1200RPM </text:p>
          </table:table-cell>
          <table:table-cell table:style-name="ce12"/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23.29" calcext:value-type="float">
            <text:p>23,29</text:p>
          </table:table-cell>
          <table:covered-table-cell table:style-name="ce4" office:value-type="float" office:value="0" calcext:value-type="float">
            <text:p>0</text:p>
          </table:covered-table-cell>
          <table:table-cell table:style-name="ce17" office:value-type="string" calcext:value-type="string">
            <text:p><text:a xlink:href="https://www.aliexpress.com/item/1pc-N20-30-600-1000-1200RPM-DC3-6-12V-Micro-DC-Geared-Motor-Mayitr-Powerful-Metal/32815086283.html?spm=2114.search0104.3.50.EBl8x7&amp;ws_ab_test=searchweb0_0,searchweb201602_4_10152_10065_10151_10068_10344_10345_10342_10546_10343_10340_10341_10548_10541_10304_10307_5670020_10060_10155_10154_10056_10055_10539_10537_10536_10059_10534_10533_100031_10103_10102_10142_10107_10325_10171_10562_10084_10563_10083_10561_10566_5740016_10564_10565_5650020_10312_10313_10314_5660020_10550_10073_10551_10552_10553_10554_10557-10552,searchweb201603_25,ppcSwitch_5&amp;btsid=9b9485b1-df1e-4f76-b15d-a7cf299ec90a&amp;algo_expid=6819a6ec-03aa-4fd2-ad82-20fa9e216632-6&amp;algo_pvid=6819a6ec-03aa-4fd2-ad82-20fa9e216632" xlink:type="simple">https://www.aliexpress.com/item/1pc-N20-30-600-1000-1200RPM-DC3-6-12V-Micro-DC-Geared-Motor-Mayitr-Powerful-Metal/32815086283.html?spm=2114.search0104.3.50.EBl8x7&amp;ws_ab_test=searchweb0_0,searchweb201602_4_10152_10065_10151_10068_10344_10345_10342_10546_10343_10340_10341_10548_10541_10304_10307_5670020_10060_10155_10154_10056_10055_10539_10537_10536_10059_10534_10533_100031_10103_10102_10142_10107_10325_10171_10562_10084_10563_10083_10561_10566_5740016_10564_10565_5650020_10312_10313_10314_5660020_10550_10073_10551_10552_10553_10554_10557-10552,searchweb201603_25,ppcSwitch_5&amp;btsid=9b9485b1-df1e-4f76-b15d-a7cf299ec90a&amp;algo_expid=6819a6ec-03aa-4fd2-ad82-20fa9e216632-6&amp;algo_pvid=6819a6ec-03aa-4fd2-ad82-20fa9e216632</text:a>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5" office:value-type="string" calcext:value-type="string">
            <text:p>ATMEGA328P-AU</text:p>
          </table:table-cell>
          <table:table-cell table:style-name="ce12" office:value-type="string" calcext:value-type="string">
            <text:p>QFP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8.89" calcext:value-type="float">
            <text:p>8,89</text:p>
          </table:table-cell>
          <table:covered-table-cell table:style-name="ce4" office:value-type="float" office:value="0" calcext:value-type="float">
            <text:p>0</text:p>
          </table:covered-table-cell>
          <table:table-cell table:style-name="ce17" office:value-type="string" calcext:value-type="string">
            <text:p><text:a xlink:href="https://pl.aliexpress.com/item/1pcs-original-ATMEGA328P-AU-ATMEGA328P-IC-MCU-8BIT-32KB-FLASH-32TQFP/32778339087.html?spm=a2g17.search0104.3.43.8Po7mF&amp;ws_ab_test=searchweb0_0,searchweb201602_4_10152_5000015_10151_10065_10344_10068_10345_10342_10343_10340_10341_5130015_10541_10084_10083_10304_10307_10301_10539_5080015_10312_10313_10059_10314_10534_100031_10604_10603_10103_10605_5060015_10596_10142_10107,searchweb201603_25,ppcSwitch_5&amp;algo_expid=28f43f10-4b30-4eac-8bb2-8e3097821adf-6&amp;algo_pvid=28f43f10-4b30-4eac-8bb2-8e3097821adf&amp;rmStoreLevelAB=5" xlink:type="simple">https://pl.aliexpress.com/item/1pcs-original-ATMEGA328P-AU-ATMEGA328P-IC-MCU-8BIT-32KB-FLASH-32TQFP/32778339087.html?spm=a2g17.search0104.3.43.8Po7mF&amp;ws_ab_test=searchweb0_0,searchweb201602_4_10152_5000015_10151_10065_10344_10068_10345_10342_10343_10340_10341_5130015_10541_10084_10083_10304_10307_10301_10539_5080015_10312_10313_10059_10314_10534_100031_10604_10603_10103_10605_5060015_10596_10142_10107,searchweb201603_25,ppcSwitch_5&amp;algo_expid=28f43f10-4b30-4eac-8bb2-8e3097821adf-6&amp;algo_pvid=28f43f10-4b30-4eac-8bb2-8e3097821adf&amp;rmStoreLevelAB=5</text:a>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5" office:value-type="string" calcext:value-type="string">
            <text:p>Akumulator 7,4V</text:p>
          </table:table-cell>
          <table:table-cell table:style-name="ce1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8.13" calcext:value-type="float">
            <text:p>38,13</text:p>
          </table:table-cell>
          <table:covered-table-cell table:style-name="ce4" office:value-type="float" office:value="0" calcext:value-type="float">
            <text:p>0</text:p>
          </table:covered-table-cell>
          <table:table-cell table:style-name="ce17" office:value-type="string" calcext:value-type="string">
            <text:p><text:a xlink:href="https://www.aliexpress.com/item/7-4V-500mAh-Lipo-Battery-For-Di-Fei-da-DFD-F182-F183-H8C-H8D-Quadrocopter-7/32720069202.html?spm=2114.search0104.3.294.W6xNlX&amp;ws_ab_test=searchweb0_0,searchweb201602_4_10152_10065_10151_10068_10344_10345_10342_10546_10343_10340_10341_10548_10541_10304_10307_5670020_10060_10155_10154_10056_10055_10539_10537_10536_10059_10534_10533_100031_10103_10102_10142_10107_10325_10171_10562_10084_10563_10083_10561_10566_5740016_10564_10565_5650020_10312_10313_10314_5660020_10550_10073_10551_10552_10553_10554_10557-10552,searchweb201603_25,ppcSwitch_5&amp;btsid=059ea3dc-2fa6-47e0-aceb-3fc5ee5dcd93&amp;algo_expid=882ddaed-2bc7-4c02-be18-6a4f156281a3-37&amp;algo_pvid=882ddaed-2bc7-4c02-be18-6a4f156281a3" xlink:type="simple">https://www.aliexpress.com/item/7-4V-500mAh-Lipo-Battery-For-Di-Fei-da-DFD-F182-F183-H8C-H8D-Quadrocopter-7/32720069202.html?spm=2114.search0104.3.294.W6xNlX&amp;ws_ab_test=searchweb0_0,searchweb201602_4_10152_10065_10151_10068_10344_10345_10342_10546_10343_10340_10341_10548_10541_10304_10307_5670020_10060_10155_10154_10056_10055_10539_10537_10536_10059_10534_10533_100031_10103_10102_10142_10107_10325_10171_10562_10084_10563_10083_10561_10566_5740016_10564_10565_5650020_10312_10313_10314_5660020_10550_10073_10551_10552_10553_10554_10557-10552,searchweb201603_25,ppcSwitch_5&amp;btsid=059ea3dc-2fa6-47e0-aceb-3fc5ee5dcd93&amp;algo_expid=882ddaed-2bc7-4c02-be18-6a4f156281a3-37&amp;algo_pvid=882ddaed-2bc7-4c02-be18-6a4f156281a3</text:a>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regulator step-down pololu 5V</text:p>
          </table:table-cell>
          <table:table-cell table:style-name="ce11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19.9" calcext:value-type="float">
            <text:p>19,9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string" calcext:value-type="string">
            <text:p><text:a xlink:href="https://botland.com.pl/przetwornice-impulsowe/3110-przetwornica-step-down-d24v5f5-5v-05a.html?search_query=przetwornica+5v&amp;results=133" xlink:type="simple">https://botland.com.pl/przetwornice-impulsowe/3110-przetwornica-step-down-d24v5f5-5v-05a.html?search_query=przetwornica+5v&amp;results=133</text:a>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5" office:value-type="string" calcext:value-type="string">
            <text:p>płytka PCB</text:p>
          </table:table-cell>
          <table:table-cell table:style-name="ce12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20" calcext:value-type="float">
            <text:p>20</text:p>
          </table:table-cell>
          <table:table-cell table:style-name="ce17" office:value-type="string" calcext:value-type="string">
            <text:p><text:a xlink:href="http://www.elpinpcb.com.pl/en/contact/" xlink:type="simple">http://www.elpinpcb.com.pl/en/contact/</text:a>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6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SUMA bez wysyłki:</text:p>
          </table:table-cell>
          <table:table-cell table:style-name="ce14" table:formula="of:=SUM([.F2:.F20])" office:value-type="float" office:value="302.31" calcext:value-type="float">
            <text:p>302,31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SUMA z kosztami wysyłki:</text:p>
          </table:table-cell>
          <table:table-cell table:style-name="ce14" table:formula="of:=SUM([.F2:.G20])" office:value-type="float" office:value="332.31" calcext:value-type="float">
            <text:p>332,31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.00.0000</text:date>, <text:time style:data-style-name="N2" text:time-value="18:15:22.901564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01:05:07.975000000</meta:creation-date>
    <dc:date>2018-04-23T18:17:58.890747269</dc:date>
    <meta:editing-duration>PT19M12S</meta:editing-duration>
    <meta:editing-cycles>7</meta:editing-cycles>
    <meta:generator>LibreOffice/5.1.6.2$Linux_X86_64 LibreOffice_project/10m0$Build-2</meta:generator>
    <meta:document-statistic meta:table-count="1" meta:cell-count="127" meta:object-count="0"/>
  </office:meta>
</office:document-meta>
</file>